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s=Mircosecon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ion sort(ms)</text:p>
          </table:table-cell>
          <table:table-cell office:value-type="string" calcext:value-type="string">
            <text:p>Selection sort(ms)</text:p>
          </table:table-cell>
          <table:table-cell office:value-type="string" calcext:value-type="string">
            <text:p>Bubble sort(ms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= 30000</text:p>
          </table:table-cell>
          <table:table-cell office:value-type="float" office:value="799099" calcext:value-type="float">
            <text:p>799099</text:p>
          </table:table-cell>
          <table:table-cell office:value-type="float" office:value="1377478" calcext:value-type="float">
            <text:p>1377478</text:p>
          </table:table-cell>
          <table:table-cell office:value-type="float" office:value="1698406" calcext:value-type="float">
            <text:p>169840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= 60000</text:p>
          </table:table-cell>
          <table:table-cell office:value-type="float" office:value="3237573" calcext:value-type="float">
            <text:p>3237573</text:p>
          </table:table-cell>
          <table:table-cell office:value-type="float" office:value="5551086" calcext:value-type="float">
            <text:p>5551086</text:p>
          </table:table-cell>
          <table:table-cell office:value-type="float" office:value="6726446" calcext:value-type="float">
            <text:p>672644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= 90000</text:p>
          </table:table-cell>
          <table:table-cell office:value-type="float" office:value="7343902" calcext:value-type="float">
            <text:p>7343902</text:p>
          </table:table-cell>
          <table:table-cell office:value-type="float" office:value="12639935" calcext:value-type="float">
            <text:p>12639935</text:p>
          </table:table-cell>
          <table:table-cell office:value-type="float" office:value="14931264" calcext:value-type="float">
            <text:p>14931264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1 second= 1000000m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minute = 60 se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hour=60 min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ex:</text:p>
          </table:table-cell>
          <table:table-cell office:value-type="string" calcext:value-type="string">
            <text:p>799099 ms=</text:p>
          </table:table-cell>
          <table:table-cell office:value-type="string" calcext:value-type="string">
            <text:p>0.799 sec (approx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13 m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23:38:04.302663264</meta:creation-date>
    <dc:date>2020-06-21T23:56:42.838924086</dc:date>
    <meta:editing-duration>PT7M58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